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6EC5AD4610DB59C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/text:p>
      <text:p text:style-name="P1"/>
      <text:p text:style-name="P2">2.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4"><text:s/>Me encanta tu nombre de usuario en github, en simple y me es fácil de recordar</text:span></text:p>
      <text:p text:style-name="P2">16. </text:p>
      <text:p text:style-name="P2">17. </text:p>
      <text:p text:style-name="P2"/>
      <text:p text:style-name="P2">18. </text:p>
      <text:p text:style-name="P2">19. </text:p>
      <text:p text:style-name="P2"><text:soft-page-break/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6EC5AD4610DB59CC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13:33.493102663</dc:date>
    <meta:editing-cycles>11</meta:editing-cycles>
    <meta:editing-duration>PT16M16S</meta:editing-duration>
    <meta:document-statistic meta:table-count="0" meta:image-count="1" meta:object-count="0" meta:page-count="2" meta:paragraph-count="21" meta:word-count="54" meta:character-count="238" meta:non-whitespace-character-count="186"/>
    <meta:template xlink:type="simple" xlink:actuate="onRequest" xlink:title="" xlink:href="Normal.dotm"/>
  </office:meta>
</office:document-meta>
</file>